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name="StarSymbol" svg:font-family="StarSymbol"/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name="a0ce075">
      <style:paragraph-properties/>
      <style:text-properties style:text-underline-style="none"/>
    </style:style>
    <style:style style:family="text" style:name="a2ecc0b">
      <style:text-properties style:text-underline-style="none"/>
    </style:style>
    <style:style style:family="paragraph" style:list-style-name="L4" style:name="a4910ea">
      <style:paragraph-properties/>
      <style:text-properties/>
    </style:style>
    <style:style style:family="text" style:name="aa56162">
      <style:text-properties style:text-underline-style="none"/>
    </style:style>
    <style:style style:family="paragraph" style:list-style-name="L4" style:name="a408ae6">
      <style:paragraph-properties/>
      <style:text-properties/>
    </style:style>
    <style:style style:family="text" style:name="a7ef45a">
      <style:text-properties style:text-underline-style="none"/>
    </style:style>
    <style:style style:family="paragraph" style:list-style-name="L4" style:name="a9f22d8">
      <style:paragraph-properties/>
      <style:text-properties/>
    </style:style>
    <style:style style:family="paragraph" style:name="ac2acae">
      <style:paragraph-properties/>
      <style:text-properties style:text-underline-style="none"/>
    </style:style>
    <style:style style:family="paragraph" style:list-style-name="L3" style:name="a2d0f2b">
      <style:paragraph-properties/>
      <style:text-properties style:text-underline-style="none"/>
    </style:style>
    <style:style style:family="paragraph" style:list-style-name="L3" style:name="aea985e">
      <style:paragraph-properties/>
      <style:text-properties style:text-underline-style="none"/>
    </style:style>
    <style:style style:family="paragraph" style:list-style-name="L3" style:name="a974fd7">
      <style:paragraph-properties/>
      <style:text-properties style:text-underline-style="none"/>
    </style:style>
    <style:style style:family="paragraph" style:name="ac0ac5a">
      <style:paragraph-properties/>
    </style:style>
    <style:style style:family="paragraph" style:list-style-name="L2" style:name="a8410d6">
      <style:paragraph-properties/>
    </style:style>
    <style:style style:family="paragraph" style:list-style-name="L2" style:name="a3a8765">
      <style:paragraph-properties/>
    </style:style>
    <style:style style:family="paragraph" style:list-style-name="L2" style:name="a57c100">
      <style:paragraph-properties/>
    </style:style>
    <style:style style:family="paragraph" style:list-style-name="L2" style:name="a133605">
      <style:paragraph-properties/>
    </style:style>
    <style:style style:family="paragraph" style:list-style-name="L2" style:name="a229458">
      <style:paragraph-properties/>
    </style:style>
    <style:style style:family="paragraph" style:list-style-name="L1" style:name="a15217f">
      <style:paragraph-properties/>
    </style:style>
    <style:style style:family="paragraph" style:list-style-name="L1" style:name="ad7d1e0">
      <style:paragraph-properties fo:margin-left="24.01mm" fo:margin-right="0.0mm" fo:text-indent="-6.35mm"/>
    </style:style>
    <style:style style:family="paragraph" style:list-style-name="L1" style:name="acd0b35">
      <style:paragraph-properties/>
    </style:style>
    <text:list-style style:name="L4">
      <text:list-level-style-number style:num-format="1" style:num-prefix="(" style:num-suffix=")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1" style:num-prefix="(" style:num-suffix=")" text:display-levels="2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prefix="(" style:num-suffix=")" text:display-levels="3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prefix="(" style:num-suffix=")" text:display-levels="4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prefix="(" style:num-suffix=")" text:display-levels="5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prefix="(" style:num-suffix=")" text:display-levels="6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prefix="(" style:num-suffix=")" text:display-levels="7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prefix="(" style:num-suffix=")" text:display-levels="7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prefix="(" style:num-suffix=")" text:display-levels="7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L3">
      <text:list-level-style-image text:level="1" xlink:actuate="onLoad" xlink:href="Pictures/1000020000000010000000104191C4BD.gif" xlink:show="embed" xlink:type="simple">
        <style:list-level-properties fo:height="3mm" fo:width="3mm"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image>
      <text:list-level-style-bullet text:bullet-char="◦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▪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◦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▪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◦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▪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text:list-style style:name="L2">
      <text:list-level-style-bullet text:bullet-char="✗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✗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✗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✗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✗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✗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✗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✗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✗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text:list-style style:name="L1">
      <text:list-level-style-number style:num-format="1" style:num-prefix="b" style:num-suffix="a" text:display-levels="1" text:level="1" text:start-value="7">
        <style:list-level-properties text:list-level-position-and-space-mode="label-alignment">
          <style:list-level-label-alignment fo:margin-left="12.7mm" fo:text-indent="-6.35mm" text:label-followed-by="space"/>
        </style:list-level-properties>
      </text:list-level-style-number>
      <text:list-level-style-number style:num-format="1" style:num-prefix="b" style:num-suffix="a" text:display-levels="2" text:level="2" text:start-value="7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3" text:level="3" text:start-value="7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4" text:level="4" text:start-value="7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5" text:level="5" text:start-value="7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6" text:level="6" text:start-value="7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7" text:level="7" text:start-value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8" text:level="8" text:start-value="7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4" text:level="9" text:start-value="7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</office:automatic-styles>
  <office:body>
    <office:text>
      <text:list text:continue-numbering="true" text:style-name="L1" xml:id="list2505945715557893221">
        <text:list-item>
          <text:p text:style-name="acd0b35">First-followed-by-space</text:p>
        </text:list-item>
      </text:list>
      <text:list text:continue-numbering="true" text:style-name="L1" xml:id="list2505945715557893221">
        <text:list-item>
          <text:p text:style-name="ad7d1e0">Second</text:p>
        </text:list-item>
      </text:list>
      <text:list text:continue-numbering="true" text:style-name="L1">
        <text:list-item>
          <text:list>
            <text:list-item>
              <text:p text:style-name="a15217f">Third</text:p>
            </text:list-item>
          </text:list>
        </text:list-item>
      </text:list>
      <text:list text:continue-numbering="true" text:style-name="L2" xml:id="list6626444102102110991">
        <text:list-header>
          <text:p text:style-name="a229458"/>
        </text:list-header>
      </text:list>
      <text:list text:continue-numbering="true" text:style-name="L2" xml:id="list6626444102102110991">
        <text:list-item>
          <text:p text:style-name="a133605">Cross-First-followed-by-space</text:p>
        </text:list-item>
      </text:list>
      <text:list text:continue-numbering="true" text:style-name="L2" xml:id="list6626444102102110991">
        <text:list-item>
          <text:p text:style-name="a57c100">Cross-Second</text:p>
        </text:list-item>
      </text:list>
      <text:list text:continue-numbering="true" text:style-name="L2" xml:id="list6626444102102110991">
        <text:list-item>
          <text:p text:style-name="a3a8765">Cross-Third</text:p>
        </text:list-item>
      </text:list>
      <text:list text:continue-numbering="true" text:style-name="L2" xml:id="list6626444102102110991">
        <text:list-header>
          <text:p text:style-name="a8410d6"/>
        </text:list-header>
      </text:list>
      <text:p text:style-name="ac0ac5a"/>
      <text:list text:continue-numbering="true" text:style-name="L3" xml:id="list4610980543945444999">
        <text:list-item>
          <text:p text:style-name="a974fd7">Star-First-followed-by-space</text:p>
        </text:list-item>
      </text:list>
      <text:list text:continue-numbering="true" text:style-name="L3" xml:id="list4610980543945444999">
        <text:list-item>
          <text:p text:style-name="aea985e">Star-Second</text:p>
        </text:list-item>
      </text:list>
      <text:list text:continue-numbering="true" text:style-name="L3" xml:id="list4610980543945444999">
        <text:list-item>
          <text:p text:style-name="a2d0f2b">Star-Third</text:p>
        </text:list-item>
      </text:list>
      <text:p text:style-name="ac2acae"/>
      <text:list text:continue-numbering="true" text:style-name="L4" xml:id="list4053051152566041198">
        <text:list-item>
          <text:p text:style-name="a9f22d8"><text:span text:style-name="a7ef45a">LabelTest1</text:span></text:p>
        </text:list-item>
      </text:list>
      <text:list text:continue-numbering="true" text:style-name="L4">
        <text:list-item>
          <text:list>
            <text:list-item>
              <text:p text:style-name="a408ae6"><text:span text:style-name="aa56162">LabelTest2</text:span></text:p>
            </text:list-item>
          </text:list>
        </text:list-item>
      </text:list>
      <text:list text:continue-numbering="true" text:style-name="L4">
        <text:list-item>
          <text:list>
            <text:list-item>
              <text:list>
                <text:list-item>
                  <text:p text:style-name="a4910ea"><text:span text:style-name="a2ecc0b">LabelTest3</text:span></text:p>
                </text:list-item>
              </text:list>
            </text:list-item>
          </text:list>
        </text:list-item>
      </text:list>
      <text:p text:style-name="a0ce075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name="StarSymbol" svg:font-family="StarSymbol"/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style style:display-name="Numbering Symbols" style:family="text" style:name="Numbering_20_Symbols" style:parent-style-name="default_character_style"/>
    <style:style style:family="paragraph" style:name="Caption" style:parent-style-name="Standard">
      <style:paragraph-properties fo:margin-bottom="2.12mm" fo:margin-top="2.12mm"/>
      <style:text-properties fo:font-size="12pt" fo:font-style="italic" style:font-name-complex="Mangal1" style:font-size-asian="12pt" style:font-style-asian="italic" style:font-style-complex="italic"/>
    </style:style>
    <style:default-style style:family="paragraph">
      <style:text-properties fo:country="DE" fo:font-size="12pt" fo:language="de" style:font-name="Times New Roman" style:font-name-asian="SimSun" style:font-name-complex="Mangal" style:font-size-asian="12pt"/>
    </style:default-style>
    <style:style style:family="paragraph" style:name="Heading" style:next-style-name="Text_20_body" style:parent-style-name="Standard">
      <style:paragraph-properties fo:margin-bottom="2.12mm" fo:margin-top="4.23mm"/>
      <style:text-properties fo:font-size="14pt" style:font-name="Arial" style:font-name-asian="Microsoft YaHei" style:font-name-complex="Mangal" style:font-size-asian="14pt"/>
    </style:style>
    <style:style style:family="paragraph" style:name="Index" style:parent-style-name="Standard">
      <style:text-properties style:font-name-complex="Mangal1"/>
    </style:style>
    <style:style style:family="paragraph" style:name="List" style:parent-style-name="Text_20_body">
      <style:text-properties style:font-name-complex="Mangal1"/>
    </style:style>
    <style:style style:family="paragraph" style:name="Standard" style:parent-style-name="default_paragraph_style"/>
    <style:style style:display-name="Text body" style:family="paragraph" style:name="Text_20_body" style:parent-style-name="Standard">
      <style:paragraph-properties fo:margin-bottom="2.12mm" fo:margin-top="0.0mm"/>
    </style:style>
  </office:styles>
  <office:automatic-styles/>
  <office:master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20</dc:date>
    <meta:editing-cycles>2</meta:editing-cycles>
    <meta:editing-duration>PT0.013S</meta:editing-duration>
  </office:meta>
</office:document-meta>
</file>